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script-type="complex" style:language-complex="hi" style:country-complex="IN"/>
    </style:style>
    <style:style style:name="T3" style:parent-style-name="DefaultParagraphFont" style:family="text">
      <style:text-properties style:script-type="complex" style:language-complex="hi" style:country-complex="IN"/>
    </style:style>
    <style:style style:name="T4" style:parent-style-name="DefaultParagraphFont" style:family="text">
      <style:text-properties style:script-type="complex" style:language-complex="hi" style:country-complex="IN"/>
    </style:style>
    <style:style style:name="T5" style:parent-style-name="DefaultParagraphFont" style:family="text">
      <style:text-properties style:script-type="complex" style:language-complex="hi" style:country-complex="IN"/>
    </style:style>
    <style:style style:name="T6" style:parent-style-name="DefaultParagraphFont" style:family="text">
      <style:text-properties style:script-type="complex" style:language-complex="hi" style:country-complex="IN"/>
    </style:style>
    <style:style style:name="T7" style:parent-style-name="DefaultParagraphFont" style:family="text">
      <style:text-properties style:script-type="complex" style:language-complex="hi" style:country-complex="IN"/>
    </style:style>
    <style:style style:name="T8" style:parent-style-name="DefaultParagraphFont" style:family="text">
      <style:text-properties style:script-type="complex" style:language-complex="hi" style:country-complex="IN"/>
    </style:style>
    <style:style style:name="T9" style:parent-style-name="DefaultParagraphFont" style:family="text">
      <style:text-properties style:script-type="complex" style:language-complex="hi" style:country-complex="IN"/>
    </style:style>
    <style:style style:name="T10" style:parent-style-name="DefaultParagraphFont" style:family="text">
      <style:text-properties style:script-type="complex" style:language-complex="hi" style:country-complex="IN"/>
    </style:style>
    <style:style style:name="T11" style:parent-style-name="DefaultParagraphFont" style:family="text">
      <style:text-properties style:script-type="complex" style:language-complex="hi" style:country-complex="IN"/>
    </style:style>
    <style:style style:name="T12" style:parent-style-name="DefaultParagraphFont" style:family="text">
      <style:text-properties style:script-type="complex" style:language-complex="hi" style:country-complex="IN"/>
    </style:style>
    <style:style style:name="T13" style:parent-style-name="DefaultParagraphFont" style:family="text">
      <style:text-properties style:script-type="complex" style:language-complex="hi" style:country-complex="IN"/>
    </style:style>
    <style:style style:name="T14" style:parent-style-name="DefaultParagraphFont" style:family="text">
      <style:text-properties style:script-type="complex" style:language-complex="hi" style:country-complex="IN"/>
    </style:style>
    <style:style style:name="T15" style:parent-style-name="DefaultParagraphFont" style:family="text">
      <style:text-properties style:script-type="complex" style:language-complex="hi" style:country-complex="IN"/>
    </style:style>
    <style:style style:name="T16" style:parent-style-name="DefaultParagraphFont" style:family="text">
      <style:text-properties style:script-type="complex" style:language-complex="hi" style:country-complex="IN"/>
    </style:style>
  </office:automatic-styles>
  <office:body>
    <office:text text:use-soft-page-breaks="true">
      <text:p text:style-name="P1"><?opendocument cursor-position?>1<text:tab/><text:tab/>32<text:tab/><text:tab/><text:span text:style-name="T2">ये दो त्रिकोण हैं</text:span></text:p>
      <text:p text:style-name="Standard">33<text:tab/><text:tab/>40<text:tab/><text:tab/></text:p>
      <text:p text:style-name="Standard">41<text:tab/><text:tab/>78<text:tab/><text:tab/><text:span text:style-name="T3">ये एक चौकोर में क़ैद हैं</text:span></text:p>
      <text:p text:style-name="Standard">79<text:tab/><text:tab/>102<text:tab/><text:tab/><text:span text:style-name="T4">अभी ये गोल गोल घूमे जा रहे हैं</text:span></text:p>
      <text:p text:style-name="Standard">103<text:tab/><text:tab/>110<text:tab/><text:tab/></text:p>
      <text:p text:style-name="Standard">111<text:tab/><text:tab/>150<text:tab/><text:tab/><text:span text:style-name="T5">एक के पीछे एक घूमे जा रहे हैं</text:span></text:p>
      <text:p text:style-name="Standard">151<text:tab/><text:tab/>161<text:tab/><text:tab/></text:p>
      <text:p text:style-name="Standard">162<text:tab/><text:tab/>180<text:tab/><text:tab/><text:span text:style-name="T6">एक<text:s/></text:span><text:span text:style-name="T7">त्रिकोण बाहर गया और</text:span></text:p>
      <text:p text:style-name="Standard">181<text:tab/><text:tab/>216<text:tab/><text:tab/><text:span text:style-name="T8">एक दूसरे को टक्करमारने की कोशिश कर रहे हैं</text:span></text:p>
      <text:p text:style-name="Standard">217<text:tab/><text:tab/>225<text:tab/><text:tab/></text:p>
      <text:p text:style-name="Standard">226<text:tab/><text:tab/>250<text:tab/><text:tab/><text:span text:style-name="T9">ये उसे खींचने की कोशिश हुई अब</text:span></text:p>
      <text:p text:style-name="Standard">251<text:tab/><text:tab/>260<text:tab/><text:tab/></text:p>
      <text:p text:style-name="Standard">261<text:tab/><text:tab/>322<text:tab/><text:tab/><text:span text:style-name="T10">और लाल त्रिकोण अब छोटे त्रिकोण को बाहर निकाल रहा है</text:span></text:p>
      <text:p text:style-name="Standard">323<text:tab/><text:tab/>343<text:tab/><text:tab/></text:p>
      <text:p text:style-name="Standard">344<text:tab/><text:tab/>369<text:tab/><text:tab/><text:span text:style-name="T11">और ये बाहर निकाल दिया</text:span></text:p>
      <text:p text:style-name="Standard">370<text:tab/><text:tab/>374<text:tab/><text:tab/></text:p>
      <text:p text:style-name="Standard">375<text:tab/><text:tab/>403<text:tab/><text:tab/><text:span text:style-name="T12">ये वापस अंदर आने की कोशिश कर रहा है</text:span></text:p>
      <text:p text:style-name="Standard">404<text:tab/><text:tab/>465<text:tab/><text:tab/><text:span text:style-name="T13">इन्होने सही तरीके से बाहर भेज कर रास्ता रोक लिया है</text:span></text:p>
      <text:p text:style-name="Standard">466<text:tab/><text:tab/>481<text:tab/><text:tab/><text:span text:style-name="T14">ताकि वो अंदर ना आ पाए</text:span></text:p>
      <text:p text:style-name="Standard">482<text:tab/><text:tab/>492<text:tab/><text:tab/></text:p>
      <text:p text:style-name="Standard">493<text:tab/><text:tab/>529<text:tab/><text:tab/><text:span text:style-name="T15">उसके बाद उन्हे अब एकदम ही बाहर धकेलने की कोशिश</text:span></text:p>
      <text:p text:style-name="Standard">530<text:tab/><text:tab/>572<text:tab/><text:tab/><text:span text:style-name="T16">और ये पकड़ के गोल गोल घूमना चालू</text:span></text:p>
      <text:p text:style-name="Standard">573<text:tab/><text:tab/>598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iwakar Chauhan</meta:initial-creator>
    <dc:creator>Diwakar</dc:creator>
    <meta:creation-date>2013-01-20T00:18:00Z</meta:creation-date>
    <dc:date>2013-02-07T17:01:00Z</dc:date>
    <meta:template xlink:href="Normal.dotm" xlink:type="simple"/>
    <meta:editing-cycles>1</meta:editing-cycles>
    <meta:editing-duration>PT0S</meta:editing-duration>
    <meta:document-statistic meta:page-count="1" meta:paragraph-count="1" meta:word-count="103" meta:character-count="692" meta:row-count="4" meta:non-whitespace-character-count="590"/>
  </office:meta>
</office:document-meta>
</file>